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4.449cm" fo:min-width="0.643cm"/>
    </style:style>
    <style:style style:name="gr3" style:family="graphic" style:parent-style-name="standard">
      <style:graphic-properties draw:textarea-horizontal-align="justify" draw:textarea-vertical-align="middle" draw:auto-grow-height="false" fo:min-height="3.56cm" fo:min-width="0.643cm"/>
    </style:style>
    <style:style style:name="gr4" style:family="graphic" style:parent-style-name="standard">
      <style:graphic-properties draw:textarea-horizontal-align="justify" draw:textarea-vertical-align="middle" draw:auto-grow-height="false" fo:min-height="2.798cm" fo:min-width="0.516cm"/>
    </style:style>
    <style:style style:name="gr5" style:family="graphic" style:parent-style-name="standard">
      <style:graphic-properties draw:textarea-horizontal-align="justify" draw:textarea-vertical-align="middle" draw:auto-grow-height="false" fo:min-height="3.941cm" fo:min-width="0.516cm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0.712cm" fo:min-width="2.466cm" draw:fontwork-distance="-1.524cm" draw:fontwork-start="0cm" draw:fontwork-shadow-offset-x="0cm" draw:fontwork-shadow-offset-y="0cm"/>
    </style:style>
    <style:style style:name="gr7" style:family="graphic" style:parent-style-name="standard">
      <style:graphic-properties draw:stroke="none" svg:stroke-color="#000000" draw:fill="none" draw:fill-color="#ffffff" draw:auto-grow-height="false" draw:auto-grow-width="true" fo:min-height="0.766cm"/>
    </style:style>
    <style:style style:name="gr8" style:family="graphic" style:parent-style-name="standard">
      <style:graphic-properties draw:stroke="none" svg:stroke-color="#000000" draw:fill="none" draw:fill-color="#ffffff" draw:auto-grow-height="false" draw:auto-grow-width="true" fo:min-height="0.766cm" fo:min-width="3.351cm"/>
    </style:style>
    <style:style style:name="gr9" style:family="graphic" style:parent-style-name="standard">
      <style:graphic-properties draw:stroke="none" svg:stroke-color="#000000" draw:fill="none" draw:fill-color="#ffffff" draw:auto-grow-height="false" draw:auto-grow-width="true" fo:min-height="0.893cm"/>
    </style:style>
    <style:style style:name="gr10" style:family="graphic" style:parent-style-name="standard">
      <style:graphic-properties draw:stroke="none" svg:stroke-color="#000000" draw:fill="none" draw:fill-color="#ffffff" fo:min-height="7.11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556cm" svg:y1="9.509cm" svg:x2="16.494cm" svg:y2="9.509cm">
          <text:p/>
        </draw:line>
        <draw:line draw:style-name="gr1" draw:text-style-name="P1" draw:layer="layout" svg:x1="4.556cm" svg:y1="9.509cm" svg:x2="4.556cm" svg:y2="2.524cm">
          <text:p/>
        </draw:line>
        <draw:custom-shape draw:style-name="gr2" draw:text-style-name="P2" draw:layer="layout" svg:width="1.143cm" svg:height="4.699cm" svg:x="5.445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143cm" svg:height="3.81cm" svg:x="7.223cm" svg:y="5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016cm" svg:height="3.048cm" svg:x="9.255cm" svg:y="6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016cm" svg:height="4.191cm" svg:x="11.033cm" svg:y="5.3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2.966cm" svg:height="0.962cm" svg:x="4.048cm" svg:y="9.636cm">
          <draw:text-box>
            <text:p>Phylonet</text:p>
          </draw:text-box>
        </draw:frame>
        <draw:frame draw:style-name="gr7" draw:text-style-name="P3" draw:layer="layout" svg:width="2.123cm" svg:height="2.384cm" svg:x="6.715cm" svg:y="9.919cm">
          <draw:text-box>
            <text:p>Astral</text:p>
          </draw:text-box>
        </draw:frame>
        <draw:frame draw:style-name="gr8" draw:text-style-name="P3" draw:layer="layout" svg:width="3.851cm" svg:height="0.605cm" svg:x="7.731cm" svg:y="9.412cm">
          <draw:text-box>
            <text:p>Astral-exact</text:p>
          </draw:text-box>
        </draw:frame>
        <draw:frame draw:style-name="gr9" draw:text-style-name="P3" draw:layer="layout" svg:width="3.05cm" svg:height="3.095cm" svg:x="10.652cm" svg:y="9.763cm">
          <draw:text-box>
            <text:p>True tree</text:p>
          </draw:text-box>
        </draw:frame>
        <draw:frame draw:style-name="gr10" draw:text-style-name="P3" draw:layer="layout" svg:width="1.016cm" svg:height="7.361cm" svg:x="2.778cm" svg:y="2.651cm">
          <draw:text-box>
            <text:p>Average</text:p>
            <text:p><text:s/>EL</text:p>
          </draw:text-box>
        </draw:frame>
        <draw:line draw:style-name="gr1" draw:text-style-name="P1" draw:layer="layout" svg:x1="4.683cm" svg:y1="19.469cm" svg:x2="16.621cm" svg:y2="19.469cm">
          <text:p/>
        </draw:line>
        <draw:line draw:style-name="gr1" draw:text-style-name="P1" draw:layer="layout" svg:x1="4.683cm" svg:y1="19.469cm" svg:x2="4.683cm" svg:y2="12.484cm">
          <text:p/>
        </draw:line>
        <draw:custom-shape draw:style-name="gr2" draw:text-style-name="P2" draw:layer="layout" svg:width="1.143cm" svg:height="4.699cm" svg:x="5.572cm" svg:y="14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143cm" svg:height="3.81cm" svg:x="7.35cm" svg:y="15.6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016cm" svg:height="3.048cm" svg:x="9.382cm" svg:y="16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016cm" svg:height="4.191cm" svg:x="11.16cm" svg:y="15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2.966cm" svg:height="0.962cm" svg:x="4.175cm" svg:y="19.596cm">
          <draw:text-box>
            <text:p>Phylonet</text:p>
          </draw:text-box>
        </draw:frame>
        <draw:frame draw:style-name="gr8" draw:text-style-name="P3" draw:layer="layout" svg:width="3.851cm" svg:height="0.605cm" svg:x="7.858cm" svg:y="19.372cm">
          <draw:text-box>
            <text:p>Astral-exact</text:p>
          </draw:text-box>
        </draw:frame>
        <draw:frame draw:style-name="gr10" draw:text-style-name="P3" draw:layer="layout" svg:width="1.016cm" svg:height="7.361cm" svg:x="2.905cm" svg:y="12.611cm">
          <draw:text-box>
            <text:p>Average</text:p>
            <text:p><text:s/>QS</text:p>
          </draw:text-box>
        </draw:frame>
        <draw:frame draw:style-name="gr7" draw:text-style-name="P3" draw:layer="layout" svg:width="2.123cm" svg:height="2.384cm" svg:x="6.969cm" svg:y="19.952cm">
          <draw:text-box>
            <text:p>Astral</text:p>
          </draw:text-box>
        </draw:frame>
        <draw:frame draw:style-name="gr9" draw:text-style-name="P3" draw:layer="layout" svg:width="3.05cm" svg:height="3.095cm" svg:x="10.525cm" svg:y="20.003cm">
          <draw:text-box>
            <text:p>True tre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6T21:29:42.421380422</meta:creation-date>
    <dc:date>2018-06-26T21:38:59.642044882</dc:date>
    <meta:editing-duration>PT9M17S</meta:editing-duration>
    <meta:editing-cycles>1</meta:editing-cycles>
    <meta:document-statistic meta:object-count="22"/>
    <meta:generator>LibreOffice/5.1.6.2$Linux_X86_64 LibreOffice_project/10m0$Build-2</meta:generator>
  </office:meta>
</office:document-meta>
</file>